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4.144cm" fo:margin-left="0cm" table:align="left"/>
    </style:style>
    <style:style style:name="Table1.A" style:family="table-column">
      <style:table-column-properties style:column-width="1.184cm"/>
    </style:style>
    <style:style style:name="Table1.B" style:family="table-column">
      <style:table-column-properties style:column-width="7.481cm"/>
    </style:style>
    <style:style style:name="Table1.C" style:family="table-column">
      <style:table-column-properties style:column-width="5.544cm"/>
    </style:style>
    <style:style style:name="Table1.D" style:family="table-column">
      <style:table-column-properties style:column-width="2.905cm"/>
    </style:style>
    <style:style style:name="Table1.E" style:family="table-column">
      <style:table-column-properties style:column-width="2.637cm"/>
    </style:style>
    <style:style style:name="Table1.F" style:family="table-column">
      <style:table-column-properties style:column-width="4.394cm"/>
    </style:style>
    <style:style style:name="Table1.1" style:family="table-row">
      <style:table-row-properties style:min-row-height="1.182cm" style:use-optimal-row-height="false"/>
    </style:style>
    <style:style style:name="Table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155cm" style:use-optimal-row-height="false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603cm" style:use-optimal-row-height="false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577cm" style:use-optimal-row-height="false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" style:family="table-cell">
      <style:table-cell-properties fo:padding-left="0.191cm" fo:padding-right="0.191cm" fo:padding-top="0cm" fo:padding-bottom="0cm" fo:border="0.5pt solid #000000" style:writing-mode="lr-tb"/>
    </style:style>
    <style:style style:name="Table1.F7" style:family="table-cell">
      <style:table-cell-properties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" style:family="table-cell">
      <style:table-cell-properties fo:padding-left="0.191cm" fo:padding-right="0.191cm" fo:padding-top="0cm" fo:padding-bottom="0cm" fo:border="0.5pt solid #000000" style:writing-mode="lr-tb"/>
    </style:style>
    <style:style style:name="Table1.F8" style:family="table-cell">
      <style:table-cell-properties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9" style:family="table-cell">
      <style:table-cell-properties fo:padding-left="0.191cm" fo:padding-right="0.191cm" fo:padding-top="0cm" fo:padding-bottom="0cm" fo:border="0.5pt solid #000000" style:writing-mode="lr-tb"/>
    </style:style>
    <style:style style:name="Table1.F9" style:family="table-cell">
      <style:table-cell-properties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F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break-before="pag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color="#fb3fe0" fo:font-size="12pt" style:font-size-asian="12pt" style:font-size-complex="12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rsid="00224df5" officeooo:paragraph-rsid="00224df5"/>
    </style:style>
    <style:style style:name="P7" style:family="paragraph" style:parent-style-name="Normal">
      <style:paragraph-properties fo:margin-top="0cm" fo:margin-bottom="0cm" loext:contextual-spacing="false" fo:line-height="100%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paragraph-rsid="00224df5"/>
    </style:style>
    <style:style style:name="P9" style:family="paragraph" style:parent-style-name="Normal">
      <style:paragraph-properties fo:margin-top="0cm" fo:margin-bottom="0cm" loext:contextual-spacing="false" fo:line-height="100%"/>
      <style:text-properties officeooo:paragraph-rsid="00226f51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font-size="12pt" officeooo:paragraph-rsid="00224df5" style:font-size-asian="12pt" style:font-size-complex="12pt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fb3fe0" fo:font-size="12pt" officeooo:paragraph-rsid="00224df5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line-height="100%"/>
      <style:text-properties officeooo:rsid="00226f51" officeooo:paragraph-rsid="00226f51"/>
    </style:style>
    <style:style style:name="P13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style:text-properties fo:font-size="16pt" fo:font-weight="bold" officeooo:rsid="00226f51" officeooo:paragraph-rsid="00226f51" style:font-size-asian="16pt" style:font-weight-asian="bold" style:font-size-complex="16pt" style:font-weight-complex="bold"/>
    </style:style>
    <style:style style:name="P15" style:family="paragraph" style:parent-style-name="Normal" style:master-page-name="MP0">
      <style:paragraph-properties style:page-number="auto"/>
      <style:text-properties fo:font-size="16pt" fo:font-weight="bold" officeooo:rsid="00226f51" officeooo:paragraph-rsid="00226f51" style:font-size-asian="16pt" style:font-weight-asian="bold" style:font-size-complex="16pt" style:font-weight-complex="bold"/>
    </style:style>
    <style:style style:name="P16" style:family="paragraph" style:parent-style-name="Text_20_body">
      <style:text-properties officeooo:rsid="00226f51" officeooo:paragraph-rsid="00226f51"/>
    </style:style>
    <style:style style:name="T1" style:family="text">
      <style:text-properties fo:color="#00b050" fo:font-size="12pt" style:font-size-asian="12pt" style:font-size-complex="12pt"/>
    </style:style>
    <style:style style:name="T2" style:family="text">
      <style:text-properties fo:color="#7030a0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70c0"/>
    </style:style>
    <style:style style:name="T5" style:family="text">
      <style:text-properties fo:color="#0070c0" fo:font-size="12pt" style:font-size-asian="12pt" style:font-size-complex="12pt"/>
    </style:style>
    <style:style style:name="T6" style:family="text">
      <style:text-properties fo:color="#fb3fe0" fo:font-size="12pt" style:font-size-asian="12pt" style:font-size-complex="12pt"/>
    </style:style>
    <style:style style:name="T7" style:family="text">
      <style:text-properties fo:color="#4472c4" fo:font-size="12pt" style:font-size-asian="12pt" style:font-size-complex="12pt"/>
    </style:style>
    <style:style style:name="T8" style:family="text">
      <style:text-properties officeooo:rsid="001ff273"/>
    </style:style>
    <style:style style:name="T9" style:family="text">
      <style:text-properties officeooo:rsid="00224df5"/>
    </style:style>
    <style:style style:name="T10" style:family="text">
      <style:text-properties officeooo:rsid="00226f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lan for next iteration (Iteration 3)</text:p>
      <text:p text:style-name="P16">COMP 2005 – Group 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ctivity</text:p>
          </table:table-cell>
          <table:table-cell table:style-name="Table1.A1" office:value-type="string">
            <text:p text:style-name="P2">Member responsible</text:p>
          </table:table-cell>
          <table:table-cell table:style-name="Table1.A1" office:value-type="string">
            <text:p text:style-name="P2">Review on</text:p>
          </table:table-cell>
          <table:table-cell table:style-name="Table1.A1" office:value-type="string">
            <text:p text:style-name="P2">Complete by</text:p>
          </table:table-cell>
          <table:table-cell table:style-name="Table1.A1" office:value-type="string">
            <text:p text:style-name="P2">Depends on task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Revised use case description: </text:p>
            <text:p text:style-name="P3">Choose board</text:p>
          </table:table-cell>
          <table:table-cell table:style-name="Table1.C2" office:value-type="string">
            <text:p text:style-name="P8"><text:span text:style-name="Default_20_Paragraph_20_Font"><text:span text:style-name="T3">Lucas</text:span></text:span></text:p>
          </table:table-cell>
          <table:table-cell table:style-name="Table1.D2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2" office:value-type="string">
            <text:p text:style-name="P3">3/19</text:p>
          </table:table-cell>
          <table:table-cell table:style-name="Table1.F2" office:value-type="string">
            <text:p text:style-name="P3">Feedback from iteration 2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Revised use case description: </text:p>
            <text:p text:style-name="P6">Set up player</text:p>
          </table:table-cell>
          <table:table-cell table:style-name="Table1.C3" office:value-type="string">
            <text:p text:style-name="P8"><text:span text:style-name="Default_20_Paragraph_20_Font"><text:span text:style-name="T5">Junaid</text:span></text:span></text:p>
          </table:table-cell>
          <table:table-cell table:style-name="Table1.D3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3" office:value-type="string">
            <text:p text:style-name="P3">3/19</text:p>
          </table:table-cell>
          <table:table-cell table:style-name="Table1.F3" office:value-type="string">
            <text:p text:style-name="P3">Feedback from iteration 2</text:p>
          </table:table-cell>
        </table:table-row>
        <table:table-row table:style-name="Table1.2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Revised Sequence Diagram: </text:p>
            <text:p text:style-name="P3">Choose board</text:p>
          </table:table-cell>
          <table:table-cell table:style-name="Table1.C4" office:value-type="string">
            <text:p text:style-name="P8"><text:span text:style-name="Default_20_Paragraph_20_Font"><text:span text:style-name="T1">Andrew</text:span></text:span></text:p>
          </table:table-cell>
          <table:table-cell table:style-name="Table1.D4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4" office:value-type="string">
            <text:p text:style-name="P3">3/19</text:p>
          </table:table-cell>
          <table:table-cell table:style-name="Table1.F4" office:value-type="string">
            <text:p text:style-name="P3">Feedback from iteration 2</text:p>
          </table:table-cell>
        </table:table-row>
        <table:table-row table:style-name="Table1.5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Revised Sequence Diagram: </text:p>
            <text:p text:style-name="P6">Set up player</text:p>
          </table:table-cell>
          <table:table-cell table:style-name="Table1.C5" office:value-type="string">
            <text:p text:style-name="P3"><text:span text:style-name="Default_20_Paragraph_20_Font"><text:span text:style-name="T2">Shravan</text:span></text:span></text:p>
          </table:table-cell>
          <table:table-cell table:style-name="Table1.D5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5" office:value-type="string">
            <text:p text:style-name="P3">3/19</text:p>
          </table:table-cell>
          <table:table-cell table:style-name="Table1.F5" office:value-type="string">
            <text:p text:style-name="P3">Feedback from iteration 2</text:p>
          </table:table-cell>
        </table:table-row>
        <table:table-row table:style-name="Table1.6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New fully dressed use case 1: <text:span text:style-name="T8">Move a robot</text:span></text:p>
            <text:p text:style-name="P3"/>
          </table:table-cell>
          <table:table-cell table:style-name="Table1.C6" office:value-type="string">
            <text:p text:style-name="P4">Divine</text:p>
          </table:table-cell>
          <table:table-cell table:style-name="Table1.D6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6" office:value-type="string">
            <text:p text:style-name="P3">3/19</text:p>
          </table:table-cell>
          <table:table-cell table:style-name="Table1.F6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3">6</text:p>
          </table:table-cell>
          <table:table-cell table:style-name="Table1.B7" office:value-type="string">
            <text:p text:style-name="P3">New fully dressed use case 2: <text:span text:style-name="T8">Make a bid</text:span></text:p>
          </table:table-cell>
          <table:table-cell table:style-name="Table1.C7" office:value-type="string">
            <text:p text:style-name="P8"><text:span text:style-name="Default_20_Paragraph_20_Font"><text:span text:style-name="T3">Lucas</text:span></text:span></text:p>
          </table:table-cell>
          <table:table-cell table:style-name="Table1.D7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7" office:value-type="string">
            <text:p text:style-name="P3">3/19</text:p>
          </table:table-cell>
          <table:table-cell table:style-name="Table1.F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7</text:p>
          </table:table-cell>
          <table:table-cell table:style-name="Table1.B8" office:value-type="string">
            <text:p text:style-name="P3">New Sequence Diagram 1</text:p>
          </table:table-cell>
          <table:table-cell table:style-name="Table1.C8" office:value-type="string">
            <text:p text:style-name="P8"><text:span text:style-name="Default_20_Paragraph_20_Font"><text:span text:style-name="T1">Andrew</text:span></text:span></text:p>
          </table:table-cell>
          <table:table-cell table:style-name="Table1.D8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8" office:value-type="string">
            <text:p text:style-name="P3">3/19</text:p>
          </table:table-cell>
          <table:table-cell table:style-name="Table1.F8" office:value-type="string">
            <text:p text:style-name="P3">5</text:p>
          </table:table-cell>
        </table:table-row>
        <table:table-row table:style-name="Table1.6">
          <table:table-cell table:style-name="Table1.A9" office:value-type="string">
            <text:p text:style-name="P3">8</text:p>
          </table:table-cell>
          <table:table-cell table:style-name="Table1.B9" office:value-type="string">
            <text:p text:style-name="P3">New Sequence Diagram 2</text:p>
          </table:table-cell>
          <table:table-cell table:style-name="Table1.C9" office:value-type="string">
            <text:p text:style-name="P8"><text:span text:style-name="Default_20_Paragraph_20_Font"><text:span text:style-name="T2">Shravan</text:span></text:span></text:p>
          </table:table-cell>
          <table:table-cell table:style-name="Table1.D9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9" office:value-type="string">
            <text:p text:style-name="P3">3/19</text:p>
          </table:table-cell>
          <table:table-cell table:style-name="Table1.F9" office:value-type="string">
            <text:p text:style-name="P3">6</text:p>
          </table:table-cell>
        </table:table-row>
        <table:table-row table:style-name="Table1.6"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3">Minor release 2.0</text:p>
          </table:table-cell>
          <table:table-cell table:style-name="Table1.C10" office:value-type="string">
            <text:p text:style-name="P5">Everyone</text:p>
          </table:table-cell>
          <table:table-cell table:style-name="Table1.D10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10" office:value-type="string">
            <text:p text:style-name="P3">3/19</text:p>
          </table:table-cell>
          <table:table-cell table:style-name="Table1.F10" office:value-type="string">
            <text:p text:style-name="P3"/>
          </table:table-cell>
        </table:table-row>
        <table:table-row table:style-name="Table1.6"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6">Logical Architecture Diagram</text:p>
          </table:table-cell>
          <table:table-cell table:style-name="Table1.C11" office:value-type="string">
            <text:p text:style-name="P10"><text:span text:style-name="Default_20_Paragraph_20_Font"><text:span text:style-name="T4">Junaid</text:span></text:span></text:p>
          </table:table-cell>
          <table:table-cell table:style-name="Table1.D11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11" office:value-type="string">
            <text:p text:style-name="P12">3/19</text:p>
          </table:table-cell>
          <table:table-cell table:style-name="Table1.F11" office:value-type="string">
            <text:p text:style-name="P3"/>
          </table:table-cell>
        </table:table-row>
        <table:table-row table:style-name="Table1.6">
          <table:table-cell table:style-name="Table1.A12" office:value-type="string">
            <text:p text:style-name="P3">1<text:span text:style-name="T9">1</text:span></text:p>
          </table:table-cell>
          <table:table-cell table:style-name="Table1.B12" office:value-type="string">
            <text:p text:style-name="P3">Plan for Iteration 4</text:p>
          </table:table-cell>
          <table:table-cell table:style-name="Table1.C12" office:value-type="string">
            <text:p text:style-name="P11"><text:span text:style-name="Default_20_Paragraph_20_Font"><text:span text:style-name="T6">Divine</text:span></text:span></text:p>
          </table:table-cell>
          <table:table-cell table:style-name="Table1.D12" office:value-type="string">
            <text:p text:style-name="P9">3/<text:span text:style-name="T10">10 </text:span></text:p>
            <text:p text:style-name="P9"><text:span text:style-name="T10">3/17</text:span></text:p>
          </table:table-cell>
          <table:table-cell table:style-name="Table1.E12" office:value-type="string">
            <text:p text:style-name="P3">3/19</text:p>
          </table:table-cell>
          <table:table-cell table:style-name="Table1.F12" office:value-type="string">
            <text:p text:style-name="P3"/>
          </table:table-cell>
        </table:table-row>
      </table:table>
      <text:p text:style-name="P13"/>
      <text:p text:style-name="P14"><text:soft-page-break/>Notes:</text:p>
      <text:p text:style-name="Normal">Group 2 has agreed to have frequent discussions on discord; replies within a 24 hour period and relevant to the question asked or topic being discussed. </text:p>
      <text:p text:style-name="Normal">Group 2 will meet at least once a week to confer about the current iteration, review work, and further assign tasks to be done.</text:p>
      <text:p text:style-name="Normal">Next scheduled meetings:</text:p>
      <text:p text:style-name="Normal">Tuesday 10 March </text:p>
      <text:p text:style-name="Normal">Tuesday 17 Mar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e1ad903d8acbc5f5b474f1d8ec3defef24b8c46b</meta:generator>
    <dc:title/>
    <dc:description/>
    <dc:subject/>
    <meta:initial-creator>Divine Ndaya</meta:initial-creator>
    <meta:creation-date>2020-03-05T11:09:00Z</meta:creation-date>
    <dc:date>2020-03-06T16:28:00.618096379</dc:date>
    <meta:editing-cycles>7</meta:editing-cycles>
    <meta:editing-duration>PT55M1S</meta:editing-duration>
    <meta:document-statistic meta:table-count="1" meta:image-count="0" meta:object-count="0" meta:page-count="2" meta:paragraph-count="89" meta:word-count="213" meta:character-count="1139" meta:non-whitespace-character-count="997"/>
    <meta:template xlink:type="simple" xlink:actuate="onRequest" xlink:title="" xlink:href="../../../../../../Downloads/plan%20for%20iteration%203%20(2).odt/Normal"/>
  </office:meta>
</office:document-meta>
</file>